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6555in"/>
    </style:style>
    <style:style style:name="co3" style:family="table-column">
      <style:table-column-properties fo:break-before="auto" style:column-width="2.3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8.3575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9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cc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 style:data-style-name="N0">
      <style:text-properties fo:color="#00cc00" fo:font-weight="bold" style:font-weight-asian="bold" style:font-weight-complex="bold"/>
    </style:style>
    <style:style style:name="ce16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420e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7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" table:default-cell-style-name="ce2"/>
        <table:table-column table:style-name="co5" table:default-cell-style-name="ce11"/>
        <table:table-column table:style-name="co6" table:default-cell-style-name="ce2"/>
        <table:table-column table:style-name="co5" table:number-columns-repeated="4" table:default-cell-style-name="ce2"/>
        <table:table-column table:style-name="co7" table:default-cell-style-name="ce2"/>
        <table:table-column table:style-name="co5" table:number-columns-repeated="997" table:default-cell-style-name="ce2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change in files</text:p>
          </table:table-cell>
          <table:table-cell table:number-columns-repeated="10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otor radius</text:p>
          </table:table-cell>
          <table:table-cell table:style-name="ce5" office:value-type="float" office:value="0.225" calcext:value-type="float">
            <text:p>0.22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ip chord</text:p>
          </table:table-cell>
          <table:table-cell table:style-name="ce5" office:value-type="float" office:value="0.012" calcext:value-type="float">
            <text:p>0.012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ean chord</text:p>
          </table:table-cell>
          <table:table-cell table:style-name="ce5" office:value-type="float" office:value="0.0247" calcext:value-type="float">
            <text:p>0.0247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primary.fst, turbineArrayProperties</text:p>
          </table:table-cell>
          <table:table-cell office:value-type="string" calcext:value-type="string">
            <text:p>rotor speed</text:p>
          </table:table-cell>
          <table:table-cell table:style-name="ce5" office:value-type="float" office:value="382" calcext:value-type="float">
            <text:p>382</text:p>
          </table:table-cell>
          <table:table-cell table:style-name="ce11" office:value-type="string" calcext:value-type="string">
            <text:p>revs per minutes</text:p>
          </table:table-cell>
          <table:table-cell table:style-name="Default" table:number-columns-repeated="5"/>
          <table:table-cell/>
          <table:table-cell table:style-name="ce19" table:number-columns-repeated="4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verhang</text:p>
          </table:table-cell>
          <table:table-cell table:style-name="ce5" office:value-type="float" office:value="0.001" calcext:value-type="float">
            <text:p>0.001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9"/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DRNodes</text:p>
          </table:table-cell>
          <table:table-cell table:style-name="ce6" office:value-type="float" office:value="0.0065475" calcext:value-type="float">
            <text:p>0.0065475</text:p>
          </table:table-cell>
          <table:table-cell table:style-name="ce11" office:value-type="string" calcext:value-type="string">
            <text:p>m</text:p>
          </table:table-cell>
          <table:table-cell table:style-name="Default" table:number-columns-repeated="5"/>
          <table:table-cell table:style-name="ce18" office:value-type="string" calcext:value-type="string" table:number-columns-spanned="4" table:number-rows-spanned="1">
            <text:p>epsilon scaling (greater than 2 suggested)</text:p>
          </table:table-cell>
          <table:covered-table-cell table:number-columns-repeated="2" table:style-name="ce19"/>
          <table:covered-table-cell table:style-name="ce4"/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table:style-name="ce4"/>
          <table:table-cell table:style-name="ce6"/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25" calcext:value-type="float">
            <text:p>2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21"/>
          <table:table-cell table:style-name="ce23" office:value-type="string" calcext:value-type="string">
            <text:p>Suggested greater than 2 in order to avoid numerical instabilities in the solver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" table:number-columns-spanned="12" table:number-rows-spanned="1"/>
          <table:covered-table-cell table:number-columns-repeated="11" table:style-name="ce1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/>
          <table:table-cell table:style-name="ce1"/>
          <table:table-cell table:style-name="ce1" office:value-type="string" calcext:value-type="string">
            <text:p>Coarse-e1</text:p>
          </table:table-cell>
          <table:table-cell table:style-name="ce1" office:value-type="string" calcext:value-type="string">
            <text:p>Coarse-e2</text:p>
          </table:table-cell>
          <table:table-cell table:style-name="ce1" office:value-type="string" calcext:value-type="string">
            <text:p>Coarse-e3</text:p>
          </table:table-cell>
          <table:table-cell table:style-name="ce1" office:value-type="string" calcext:value-type="string">
            <text:p>medium1-e1</text:p>
          </table:table-cell>
          <table:table-cell table:style-name="ce1" office:value-type="string" calcext:value-type="string">
            <text:p>medium1-e2</text:p>
          </table:table-cell>
          <table:table-cell table:style-name="ce1" office:value-type="string" calcext:value-type="string">
            <text:p>medium1-e3</text:p>
          </table:table-cell>
          <table:table-cell table:style-name="ce1" office:value-type="string" calcext:value-type="string">
            <text:p>medium2-e1</text:p>
          </table:table-cell>
          <table:table-cell table:style-name="ce1" office:value-type="string" calcext:value-type="string">
            <text:p>medium2-e2</text:p>
          </table:table-cell>
          <table:table-cell table:style-name="ce1" office:value-type="string" calcext:value-type="string">
            <text:p>medium2-e3</text:p>
          </table:table-cell>
          <table:table-cell table:style-name="ce1" office:value-type="string" calcext:value-type="string">
            <text:p>fine</text:p>
          </table:table-cell>
          <table:table-cell table:style-name="ce21" table:number-columns-repeated="2"/>
          <table:table-cell table:style-name="ce19" table:number-columns-repeated="2"/>
          <table:table-cell table:style-name="ce25" table:number-columns-repeated="8"/>
          <table:table-cell/>
          <table:table-cell table:style-name="ce25"/>
          <table:table-cell table:style-name="ce26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x</text:p>
          </table:table-cell>
          <table:table-cell table:number-columns-repeated="10" table:style-name="ce8" office:value-type="float" office:value="6.3" calcext:value-type="float">
            <text:p>6.3</text:p>
          </table:table-cell>
          <table:table-cell table:style-name="ce21" table:number-columns-repeated="2"/>
          <table:table-cell table:style-name="ce19" table:number-columns-repeated="2"/>
          <table:table-cell table:number-columns-repeated="1006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y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style-name="ce21" table:number-columns-repeated="2"/>
          <table:table-cell table:style-name="ce19" table:number-columns-repeated="2"/>
          <table:table-cell table:number-columns-repeated="10"/>
          <table:table-cell table:style-name="ce18"/>
          <table:table-cell table:number-columns-repeated="995"/>
        </table:table-row>
        <table:table-row table:style-name="ro1">
          <table:table-cell/>
          <table:table-cell table:style-name="Default"/>
          <table:table-cell table:style-name="ce7"/>
          <table:table-cell table:style-name="ce8" office:value-type="string" calcext:value-type="string">
            <text:p>target Lz</text:p>
          </table:table-cell>
          <table:table-cell table:number-columns-repeated="10" table:style-name="ce8" office:value-type="float" office:value="0.8" calcext:value-type="float">
            <text:p>0.8</text:p>
          </table:table-cell>
          <table:table-cell table:style-name="ce21" table:number-columns-repeated="2"/>
          <table:table-cell table:style-name="ce19" table:number-columns-repeated="2"/>
          <table:table-cell table:number-columns-repeated="1006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x</text:p>
          </table:table-cell>
          <table:table-cell table:number-columns-repeated="3" table:style-name="ce8" office:value-type="float" office:value="504" calcext:value-type="float">
            <text:p>504</text:p>
          </table:table-cell>
          <table:table-cell table:number-columns-repeated="3" table:style-name="ce8" office:value-type="float" office:value="630" calcext:value-type="float">
            <text:p>630</text:p>
          </table:table-cell>
          <table:table-cell table:number-columns-repeated="3" table:style-name="ce8" office:value-type="float" office:value="840" calcext:value-type="float">
            <text:p>840</text:p>
          </table:table-cell>
          <table:table-cell table:style-name="ce8" office:value-type="float" office:value="926" calcext:value-type="float">
            <text:p>926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text:p>Ny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 table:number-columns-repeated="3" table:style-name="ce8" office:value-type="float" office:value="133" calcext:value-type="float">
            <text:p>133</text:p>
          </table:table-cell>
          <table:table-cell table:style-name="ce8" office:value-type="float" office:value="147" calcext:value-type="float">
            <text:p>147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/>
          <table:table-cell table:style-name="ce8"/>
          <table:table-cell table:style-name="ce12" office:value-type="string" calcext:value-type="string">
            <office:annotation draw:style-name="gr1" draw:text-style-name="P1" svg:width="1.1413in" svg:height="0.25in" svg:x="7.8791in" svg:y="2.3732in" draw:caption-point-x="-0.2402in" draw:caption-point-y="0.6039in">
              <dc:date>2015-08-13T00:00:00</dc:date>
              <text:p text:style-name="P1"><text:span text:style-name="T1">found</text:span></text:p>
            </office:annotation>
            <text:p>Nz</text:p>
          </table:table-cell>
          <table:table-cell table:number-columns-repeated="3" table:style-name="ce8" office:value-type="float" office:value="64" calcext:value-type="float">
            <text:p>64</text:p>
          </table:table-cell>
          <table:table-cell table:number-columns-repeated="3" table:style-name="ce8" office:value-type="float" office:value="80" calcext:value-type="float">
            <text:p>80</text:p>
          </table:table-cell>
          <table:table-cell table:number-columns-repeated="3" table:style-name="ce8" office:value-type="float" office:value="107" calcext:value-type="float">
            <text:p>107</text:p>
          </table:table-cell>
          <table:table-cell table:style-name="ce8" office:value-type="float" office:value="118" calcext:value-type="float">
            <text:p>118</text:p>
          </table:table-cell>
          <table:table-cell table:style-name="ce22" table:number-columns-repeated="2"/>
          <table:table-cell table:style-name="ce18" table:number-columns-repeated="5"/>
          <table:table-cell table:style-name="ce20"/>
          <table:table-cell table:style-name="ce18" table:number-columns-repeated="4"/>
          <table:table-cell table:number-columns-repeated="2"/>
          <table:table-cell table:style-name="ce28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total cells, N</text:p>
          </table:table-cell>
          <table:table-cell table:formula="of:=[.E14]*[.E15]*[.E16]" office:value-type="float" office:value="2580480" calcext:value-type="float">
            <text:p>2580480</text:p>
          </table:table-cell>
          <table:table-cell table:formula="of:=[.F14]*[.F15]*[.F16]" office:value-type="float" office:value="2580480" calcext:value-type="float">
            <text:p>2580480</text:p>
          </table:table-cell>
          <table:table-cell table:formula="of:=[.G14]*[.G15]*[.G16]" office:value-type="float" office:value="2580480" calcext:value-type="float">
            <text:p>2580480</text:p>
          </table:table-cell>
          <table:table-cell table:formula="of:=[.H14]*[.H15]*[.H16]" office:value-type="float" office:value="5040000" calcext:value-type="float">
            <text:p>5040000</text:p>
          </table:table-cell>
          <table:table-cell table:formula="of:=[.I14]*[.I15]*[.I16]" office:value-type="float" office:value="5040000" calcext:value-type="float">
            <text:p>5040000</text:p>
          </table:table-cell>
          <table:table-cell table:formula="of:=[.J14]*[.J15]*[.J16]" office:value-type="float" office:value="5040000" calcext:value-type="float">
            <text:p>5040000</text:p>
          </table:table-cell>
          <table:table-cell table:formula="of:=[.K14]*[.K15]*[.K16]" office:value-type="float" office:value="11954040" calcext:value-type="float">
            <text:p>11954040</text:p>
          </table:table-cell>
          <table:table-cell table:formula="of:=[.L14]*[.L15]*[.L16]" office:value-type="float" office:value="11954040" calcext:value-type="float">
            <text:p>11954040</text:p>
          </table:table-cell>
          <table:table-cell table:formula="of:=[.M14]*[.M15]*[.M16]" office:value-type="float" office:value="11954040" calcext:value-type="float">
            <text:p>11954040</text:p>
          </table:table-cell>
          <table:table-cell table:formula="of:=[.N14]*[.N15]*[.N16]" office:value-type="float" office:value="16062396" calcext:value-type="float">
            <text:p>16062396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x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y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2"/>
          <table:table-cell table:style-name="ce27" table:number-columns-repeated="5"/>
          <table:table-cell table:number-columns-repeated="991"/>
        </table:table-row>
        <table:table-row table:style-name="ro1">
          <table:table-cell/>
          <table:table-cell table:style-name="Default"/>
          <table:table-cell table:style-name="ce9"/>
          <table:table-cell table:style-name="ce5" office:value-type="string" calcext:value-type="string">
            <text:p>dz</text:p>
          </table:table-cell>
          <table:table-cell table:number-columns-repeated="3" table:style-name="ce9" office:value-type="float" office:value="0.0125" calcext:value-type="float">
            <text:p>0.012500</text:p>
          </table:table-cell>
          <table:table-cell table:number-columns-repeated="3" table:style-name="ce9" office:value-type="float" office:value="0.01" calcext:value-type="float">
            <text:p>0.010000</text:p>
          </table:table-cell>
          <table:table-cell table:number-columns-repeated="3" table:style-name="ce9" office:value-type="float" office:value="0.0075" calcext:value-type="float">
            <text:p>0.007500</text:p>
          </table:table-cell>
          <table:table-cell table:style-name="ce9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ce10"/>
          <table:table-cell table:style-name="ce13" office:value-type="string" calcext:value-type="string">
            <text:p>min_dx</text:p>
          </table:table-cell>
          <table:table-cell table:style-name="ce16" table:formula="of:=MIN([.E18:.E20])" office:value-type="float" office:value="0.0125" calcext:value-type="float">
            <text:p>0.012500</text:p>
          </table:table-cell>
          <table:table-cell table:style-name="ce16" table:formula="of:=MIN([.F18:.F20])" office:value-type="float" office:value="0.0125" calcext:value-type="float">
            <text:p>0.012500</text:p>
          </table:table-cell>
          <table:table-cell table:style-name="ce16" table:formula="of:=MIN([.G18:.G20])" office:value-type="float" office:value="0.0125" calcext:value-type="float">
            <text:p>0.012500</text:p>
          </table:table-cell>
          <table:table-cell table:style-name="ce16" table:formula="of:=MIN([.H18:.H20])" office:value-type="float" office:value="0.01" calcext:value-type="float">
            <text:p>0.010000</text:p>
          </table:table-cell>
          <table:table-cell table:style-name="ce16" table:formula="of:=MIN([.I18:.I20])" office:value-type="float" office:value="0.01" calcext:value-type="float">
            <text:p>0.010000</text:p>
          </table:table-cell>
          <table:table-cell table:style-name="ce16" table:formula="of:=MIN([.J18:.J20])" office:value-type="float" office:value="0.01" calcext:value-type="float">
            <text:p>0.010000</text:p>
          </table:table-cell>
          <table:table-cell table:style-name="ce16" table:formula="of:=MIN([.K18:.K20])" office:value-type="float" office:value="0.0075" calcext:value-type="float">
            <text:p>0.007500</text:p>
          </table:table-cell>
          <table:table-cell table:style-name="ce16" table:formula="of:=MIN([.L18:.L20])" office:value-type="float" office:value="0.0075" calcext:value-type="float">
            <text:p>0.007500</text:p>
          </table:table-cell>
          <table:table-cell table:style-name="ce16" table:formula="of:=MIN([.M18:.M20])" office:value-type="float" office:value="0.0075" calcext:value-type="float">
            <text:p>0.007500</text:p>
          </table:table-cell>
          <table:table-cell table:style-name="ce16" table:formula="of:=MIN([.N18:.N20])" office:value-type="float" office:value="0.0068" calcext:value-type="float">
            <text:p>0.006800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x</text:p>
          </table:table-cell>
          <table:table-cell table:style-name="ce3" table:formula="of:=[.E14]*[.E21]" office:value-type="float" office:value="6.3" calcext:value-type="float">
            <text:p>6.300000</text:p>
          </table:table-cell>
          <table:table-cell table:style-name="ce3" table:formula="of:=[.F14]*[.F21]" office:value-type="float" office:value="6.3" calcext:value-type="float">
            <text:p>6.300000</text:p>
          </table:table-cell>
          <table:table-cell table:style-name="ce3" table:formula="of:=[.G14]*[.G21]" office:value-type="float" office:value="6.3" calcext:value-type="float">
            <text:p>6.300000</text:p>
          </table:table-cell>
          <table:table-cell table:style-name="ce3" table:formula="of:=[.H14]*[.H21]" office:value-type="float" office:value="6.3" calcext:value-type="float">
            <text:p>6.300000</text:p>
          </table:table-cell>
          <table:table-cell table:style-name="ce3" table:formula="of:=[.I14]*[.I21]" office:value-type="float" office:value="6.3" calcext:value-type="float">
            <text:p>6.300000</text:p>
          </table:table-cell>
          <table:table-cell table:style-name="ce3" table:formula="of:=[.J14]*[.J21]" office:value-type="float" office:value="6.3" calcext:value-type="float">
            <text:p>6.300000</text:p>
          </table:table-cell>
          <table:table-cell table:style-name="ce3" table:formula="of:=[.K14]*[.K21]" office:value-type="float" office:value="6.3" calcext:value-type="float">
            <text:p>6.300000</text:p>
          </table:table-cell>
          <table:table-cell table:style-name="ce3" table:formula="of:=[.L14]*[.L21]" office:value-type="float" office:value="6.3" calcext:value-type="float">
            <text:p>6.300000</text:p>
          </table:table-cell>
          <table:table-cell table:style-name="ce3" table:formula="of:=[.M14]*[.M21]" office:value-type="float" office:value="6.3" calcext:value-type="float">
            <text:p>6.300000</text:p>
          </table:table-cell>
          <table:table-cell table:style-name="ce3" table:formula="of:=[.N14]*[.N21]" office:value-type="float" office:value="6.2968" calcext:value-type="float">
            <text:p>6.296800</text:p>
          </table:table-cell>
          <table:table-cell/>
          <table:table-cell table:style-name="ce11" office:value-type="string" calcext:value-type="string">
            <text:p>adjust lengths so that mesh is perfectly isotropic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y</text:p>
          </table:table-cell>
          <table:table-cell table:style-name="ce3" table:formula="of:=[.E21]*[.E15]" office:value-type="float" office:value="1" calcext:value-type="float">
            <text:p>1.000000</text:p>
          </table:table-cell>
          <table:table-cell table:style-name="ce3" table:formula="of:=[.F21]*[.F15]" office:value-type="float" office:value="1" calcext:value-type="float">
            <text:p>1.000000</text:p>
          </table:table-cell>
          <table:table-cell table:style-name="ce3" table:formula="of:=[.G21]*[.G15]" office:value-type="float" office:value="1" calcext:value-type="float">
            <text:p>1.000000</text:p>
          </table:table-cell>
          <table:table-cell table:style-name="ce3" table:formula="of:=[.H21]*[.H15]" office:value-type="float" office:value="1" calcext:value-type="float">
            <text:p>1.000000</text:p>
          </table:table-cell>
          <table:table-cell table:style-name="ce3" table:formula="of:=[.I21]*[.I15]" office:value-type="float" office:value="1" calcext:value-type="float">
            <text:p>1.000000</text:p>
          </table:table-cell>
          <table:table-cell table:style-name="ce3" table:formula="of:=[.J21]*[.J15]" office:value-type="float" office:value="1" calcext:value-type="float">
            <text:p>1.000000</text:p>
          </table:table-cell>
          <table:table-cell table:style-name="ce3" table:formula="of:=[.K21]*[.K15]" office:value-type="float" office:value="0.9975" calcext:value-type="float">
            <text:p>0.997500</text:p>
          </table:table-cell>
          <table:table-cell table:style-name="ce3" table:formula="of:=[.L21]*[.L15]" office:value-type="float" office:value="0.9975" calcext:value-type="float">
            <text:p>0.997500</text:p>
          </table:table-cell>
          <table:table-cell table:style-name="ce3" table:formula="of:=[.M21]*[.M15]" office:value-type="float" office:value="0.9975" calcext:value-type="float">
            <text:p>0.997500</text:p>
          </table:table-cell>
          <table:table-cell table:style-name="ce3" table:formula="of:=[.N21]*[.N15]" office:value-type="float" office:value="0.9996" calcext:value-type="float">
            <text:p>0.999600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table:style-name="ce3" office:value-type="string" calcext:value-type="string">
            <text:p>blockMeshDict</text:p>
          </table:table-cell>
          <table:table-cell table:style-name="Default" table:number-columns-repeated="2"/>
          <table:table-cell table:style-name="ce14" office:value-type="string" calcext:value-type="string">
            <text:p>adjusted Lz</text:p>
          </table:table-cell>
          <table:table-cell table:style-name="ce3" table:formula="of:=[.E21]*[.E16]" office:value-type="float" office:value="0.8" calcext:value-type="float">
            <text:p>0.800000</text:p>
          </table:table-cell>
          <table:table-cell table:style-name="ce3" table:formula="of:=[.F21]*[.F16]" office:value-type="float" office:value="0.8" calcext:value-type="float">
            <text:p>0.800000</text:p>
          </table:table-cell>
          <table:table-cell table:style-name="ce3" table:formula="of:=[.G21]*[.G16]" office:value-type="float" office:value="0.8" calcext:value-type="float">
            <text:p>0.800000</text:p>
          </table:table-cell>
          <table:table-cell table:style-name="ce3" table:formula="of:=[.H21]*[.H16]" office:value-type="float" office:value="0.8" calcext:value-type="float">
            <text:p>0.800000</text:p>
          </table:table-cell>
          <table:table-cell table:style-name="ce3" table:formula="of:=[.I21]*[.I16]" office:value-type="float" office:value="0.8" calcext:value-type="float">
            <text:p>0.800000</text:p>
          </table:table-cell>
          <table:table-cell table:style-name="ce3" table:formula="of:=[.J21]*[.J16]" office:value-type="float" office:value="0.8" calcext:value-type="float">
            <text:p>0.800000</text:p>
          </table:table-cell>
          <table:table-cell table:style-name="ce3" table:formula="of:=[.K21]*[.K16]" office:value-type="float" office:value="0.8025" calcext:value-type="float">
            <text:p>0.802500</text:p>
          </table:table-cell>
          <table:table-cell table:style-name="ce3" table:formula="of:=[.L21]*[.L16]" office:value-type="float" office:value="0.8025" calcext:value-type="float">
            <text:p>0.802500</text:p>
          </table:table-cell>
          <table:table-cell table:style-name="ce3" table:formula="of:=[.M21]*[.M16]" office:value-type="float" office:value="0.8025" calcext:value-type="float">
            <text:p>0.802500</text:p>
          </table:table-cell>
          <table:table-cell table:style-name="ce3" table:formula="of:=[.N21]*[.N16]" office:value-type="float" office:value="0.8024" calcext:value-type="float">
            <text:p>0.802400</text:p>
          </table:table-cell>
          <table:table-cell/>
          <table:table-cell table:style-name="ce11"/>
          <table:table-cell table:number-columns-repeated="1008"/>
        </table:table-row>
        <table:table-row table:style-name="ro2">
          <table:table-cell office:value-type="string" calcext:value-type="string">
            <text:p>controlDic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2" draw:text-style-name="P1" svg:width="1.1413in" svg:height="0.5917in" svg:x="7.8791in" svg:y="4.2957in" draw:caption-point-x="-0.2402in" draw:caption-point-y="0.6039in">
              <dc:date>2015-08-13T00:00:00</dc:date>
              <text:p text:style-name="P1"><text:span text:style-name="T1">Found in file controlDict</text:span></text:p>
              <text:p text:style-name="P1"><text:span text:style-name="T1"/></text:p>
            </office:annotation>
            <text:p>dt_tipCFL</text:p>
          </table:table-cell>
          <table:table-cell table:formula="of:=[.E21]/([.$C$5]*PI()/30*[.$C$2])" office:value-type="float" office:value="0.00138878658893451" calcext:value-type="float">
            <text:p>0.0013887866</text:p>
          </table:table-cell>
          <table:table-cell table:formula="of:=[.F21]/([.$C$5]*PI()/30*[.$C$2])" office:value-type="float" office:value="0.00138878658893451" calcext:value-type="float">
            <text:p>0.0013887866</text:p>
          </table:table-cell>
          <table:table-cell table:formula="of:=[.G21]/([.$C$5]*PI()/30*[.$C$2])" office:value-type="float" office:value="0.00138878658893451" calcext:value-type="float">
            <text:p>0.0013887866</text:p>
          </table:table-cell>
          <table:table-cell table:formula="of:=[.H21]/([.$C$5]*PI()/30*[.$C$2])" office:value-type="float" office:value="0.00111102927114761" calcext:value-type="float">
            <text:p>0.0011110293</text:p>
          </table:table-cell>
          <table:table-cell table:formula="of:=[.I21]/([.$C$5]*PI()/30*[.$C$2])" office:value-type="float" office:value="0.00111102927114761" calcext:value-type="float">
            <text:p>0.0011110293</text:p>
          </table:table-cell>
          <table:table-cell table:formula="of:=[.J21]/([.$C$5]*PI()/30*[.$C$2])" office:value-type="float" office:value="0.00111102927114761" calcext:value-type="float">
            <text:p>0.0011110293</text:p>
          </table:table-cell>
          <table:table-cell table:formula="of:=[.K21]/([.$C$5]*PI()/30*[.$C$2])" office:value-type="float" office:value="0.000833271953360709" calcext:value-type="float">
            <text:p>0.000833272</text:p>
          </table:table-cell>
          <table:table-cell table:formula="of:=[.L21]/([.$C$5]*PI()/30*[.$C$2])" office:value-type="float" office:value="0.000833271953360709" calcext:value-type="float">
            <text:p>0.000833272</text:p>
          </table:table-cell>
          <table:table-cell table:formula="of:=[.M21]/([.$C$5]*PI()/30*[.$C$2])" office:value-type="float" office:value="0.000833271953360709" calcext:value-type="float">
            <text:p>0.000833272</text:p>
          </table:table-cell>
          <table:table-cell table:formula="of:=[.N21]/([.$C$5]*PI()/30*[.$C$2])" office:value-type="float" office:value="0.000755499904380376" calcext:value-type="float">
            <text:p>0.0007554999</text:p>
          </table:table-cell>
          <table:table-cell table:style-name="Default"/>
          <table:table-cell table:style-name="ce11"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urbineArrayProperties, turbineArrayPropertiesFAST</text:p>
          </table:table-cell>
          <table:table-cell table:style-name="Default" table:number-columns-repeated="2"/>
          <table:table-cell table:style-name="ce14" office:value-type="string" calcext:value-type="string">
            <office:annotation draw:style-name="gr3" draw:text-style-name="P1" svg:width="4.3004in" svg:height="0.4209in" svg:x="7.8791in" svg:y="4.5362in" draw:caption-point-x="-0.2402in" draw:caption-point-y="0.6043in">
              <dc:date>2015-08-13T00:00:00</dc:date>
              <text:p text:style-name="P1"><text:span text:style-name="T1">Found in files: turbineArrayPropertiesFAST and turbineArrayProperties</text:span></text:p>
            </office:annotation>
            <text:p>epsilon</text:p>
          </table:table-cell>
          <table:table-cell table:style-name="ce17" table:formula="of:=[.E8]*[.E21]" office:value-type="float" office:value="0.025" calcext:value-type="float">
            <text:p>0.025</text:p>
          </table:table-cell>
          <table:table-cell table:style-name="ce17" table:formula="of:=[.F8]*[.F21]" office:value-type="float" office:value="0.028125" calcext:value-type="float">
            <text:p>0.028125</text:p>
          </table:table-cell>
          <table:table-cell table:style-name="ce17" table:formula="of:=[.G8]*[.G21]" office:value-type="float" office:value="0.03125" calcext:value-type="float">
            <text:p>0.03125</text:p>
          </table:table-cell>
          <table:table-cell table:style-name="ce17" table:formula="of:=[.H8]*[.H21]" office:value-type="float" office:value="0.02" calcext:value-type="float">
            <text:p>0.02</text:p>
          </table:table-cell>
          <table:table-cell table:style-name="ce17" table:formula="of:=[.I8]*[.I21]" office:value-type="float" office:value="0.0225" calcext:value-type="float">
            <text:p>0.0225</text:p>
          </table:table-cell>
          <table:table-cell table:style-name="ce17" table:formula="of:=[.J8]*[.J21]" office:value-type="float" office:value="0.025" calcext:value-type="float">
            <text:p>0.025</text:p>
          </table:table-cell>
          <table:table-cell table:style-name="ce17" table:formula="of:=[.K8]*[.K21]" office:value-type="float" office:value="0.015" calcext:value-type="float">
            <text:p>0.015</text:p>
          </table:table-cell>
          <table:table-cell table:style-name="ce17" table:formula="of:=[.L8]*[.L21]" office:value-type="float" office:value="0.016875" calcext:value-type="float">
            <text:p>0.016875</text:p>
          </table:table-cell>
          <table:table-cell table:style-name="ce17" table:formula="of:=[.M8]*[.M21]" office:value-type="float" office:value="0.01875" calcext:value-type="float">
            <text:p>0.01875</text:p>
          </table:table-cell>
          <table:table-cell table:style-name="ce20" table:formula="of:=[.N21]*[.N8]" office:value-type="float" office:value="0.0136" calcext:value-type="float">
            <text:p>0.0136</text:p>
          </table:table-cell>
          <table:table-cell table:style-name="Default"/>
          <table:table-cell table:style-name="ce11"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5"/>
          <table:table-cell table:style-name="ce25" table:number-columns-repeated="5"/>
          <table:table-cell table:number-columns-repeated="998"/>
        </table:table-row>
        <table:table-row table:style-name="ro2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office:annotation draw:style-name="gr4" draw:text-style-name="P1" svg:width="4.9059in" svg:height="0.5555in" svg:x="7.913in" svg:y="5.3748in" draw:caption-point-x="-0.274in" draw:caption-point-y="0.0067in">
              <dc:date>2015-08-13T00:00:00</dc:date>
              <text:p text:style-name="P1"><text:span text:style-name="T1">Found in files: turbineArrayPropertiesFAST</text:span></text:p>
            </office:annotation>
            <text:p>smear radius</text:p>
          </table:table-cell>
          <table:table-cell table:formula="of:=[.E8]*[.E26]" office:value-type="float" office:value="0.05" calcext:value-type="float">
            <text:p>0.05</text:p>
          </table:table-cell>
          <table:table-cell table:formula="of:=[.F8]*[.F26]" office:value-type="float" office:value="0.06328125" calcext:value-type="float">
            <text:p>0.06328125</text:p>
          </table:table-cell>
          <table:table-cell table:formula="of:=[.G8]*[.G26]" office:value-type="float" office:value="0.078125" calcext:value-type="float">
            <text:p>0.078125</text:p>
          </table:table-cell>
          <table:table-cell table:formula="of:=[.H8]*[.H26]" office:value-type="float" office:value="0.04" calcext:value-type="float">
            <text:p>0.04</text:p>
          </table:table-cell>
          <table:table-cell table:formula="of:=[.I8]*[.I26]" office:value-type="float" office:value="0.050625" calcext:value-type="float">
            <text:p>0.050625</text:p>
          </table:table-cell>
          <table:table-cell table:formula="of:=[.J8]*[.J26]" office:value-type="float" office:value="0.0625" calcext:value-type="float">
            <text:p>0.0625</text:p>
          </table:table-cell>
          <table:table-cell table:formula="of:=[.K8]*[.K26]" office:value-type="float" office:value="0.03" calcext:value-type="float">
            <text:p>0.03</text:p>
          </table:table-cell>
          <table:table-cell table:formula="of:=[.L8]*[.L26]" office:value-type="float" office:value="0.03796875" calcext:value-type="float">
            <text:p>0.03796875</text:p>
          </table:table-cell>
          <table:table-cell table:formula="of:=[.M8]*[.M26]" office:value-type="float" office:value="0.046875" calcext:value-type="float">
            <text:p>0.046875</text:p>
          </table:table-cell>
          <table:table-cell table:formula="of:=[.N8]*[.N26]" office:value-type="float" office:value="0.0272" calcext:value-type="float">
            <text:p>0.0272</text:p>
          </table:table-cell>
          <table:table-cell table:style-name="Default"/>
          <table:table-cell table:style-name="ce24" office:value-type="string" calcext:value-type="string">
            <text:p>radius beyond which Gaussian has no effec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urbineArrayPropertiesFAST</text:p>
          </table:table-cell>
          <table:table-cell table:style-name="Default"/>
          <table:table-cell/>
          <table:table-cell table:style-name="ce14" office:value-type="string" calcext:value-type="string">
            <text:p>effective radius factor</text:p>
          </table:table-cell>
          <table:table-cell table:formula="of:=SQRT(([.$C$2]+[.E27])^2 + [.$C$6]^2)/[.$C$2]" office:value-type="float" office:value="1.22223030300359" calcext:value-type="float">
            <text:p>1.222230303</text:p>
          </table:table-cell>
          <table:table-cell table:formula="of:=SQRT(([.$C$2]+[.F27])^2 + [.$C$6]^2)/[.$C$2]" office:value-type="float" office:value="1.28125770849834" calcext:value-type="float">
            <text:p>1.2812577085</text:p>
          </table:table-cell>
          <table:table-cell table:formula="of:=SQRT(([.$C$2]+[.G27])^2 + [.$C$6]^2)/[.$C$2]" office:value-type="float" office:value="1.34722955324466" calcext:value-type="float">
            <text:p>1.3472295532</text:p>
          </table:table-cell>
          <table:table-cell table:formula="of:=SQRT(([.$C$2]+[.H27])^2 + [.$C$6]^2)/[.$C$2]" office:value-type="float" office:value="1.17778616349216" calcext:value-type="float">
            <text:p>1.1777861635</text:p>
          </table:table-cell>
          <table:table-cell table:formula="of:=SQRT(([.$C$2]+[.I27])^2 + [.$C$6]^2)/[.$C$2]" office:value-type="float" office:value="1.22500806245772" calcext:value-type="float">
            <text:p>1.2250080625</text:p>
          </table:table-cell>
          <table:table-cell table:formula="of:=SQRT(([.$C$2]+[.J27])^2 + [.$C$6]^2)/[.$C$2]" office:value-type="float" office:value="1.277785507223" calcext:value-type="float">
            <text:p>1.2777855072</text:p>
          </table:table-cell>
          <table:table-cell table:formula="of:=SQRT(([.$C$2]+[.K27])^2 + [.$C$6]^2)/[.$C$2]" office:value-type="float" office:value="1.13334204789678" calcext:value-type="float">
            <text:p>1.1333420479</text:p>
          </table:table-cell>
          <table:table-cell table:formula="of:=SQRT(([.$C$2]+[.L27])^2 + [.$C$6]^2)/[.$C$2]" office:value-type="float" office:value="1.1687584504877" calcext:value-type="float">
            <text:p>1.1687584505</text:p>
          </table:table-cell>
          <table:table-cell table:formula="of:=SQRT(([.$C$2]+[.M27])^2 + [.$C$6]^2)/[.$C$2]" office:value-type="float" office:value="1.20834150699662" calcext:value-type="float">
            <text:p>1.208341507</text:p>
          </table:table-cell>
          <table:table-cell table:formula="of:=SQRT(([.$C$2]+[.N27])^2 + [.$C$6]^2)/[.$C$2]" office:value-type="float" office:value="1.12089770020327" calcext:value-type="float">
            <text:p>1.1208977002</text:p>
          </table:table-cell>
          <table:table-cell table:style-name="Default"/>
          <table:table-cell table:style-name="ce11" office:value-type="string" calcext:value-type="string">
            <text:p>scale factor for rotor diameter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5" office:value-type="string" calcext:value-type="string">
            <text:p>DRNodes / min_dx</text:p>
          </table:table-cell>
          <table:table-cell table:formula="of:=[.$C$7]/[.E21]" office:value-type="float" office:value="0.5238" calcext:value-type="float">
            <text:p>0.5238</text:p>
          </table:table-cell>
          <table:table-cell table:formula="of:=[.$C$7]/[.F21]" office:value-type="float" office:value="0.5238" calcext:value-type="float">
            <text:p>0.5238</text:p>
          </table:table-cell>
          <table:table-cell table:formula="of:=[.$C$7]/[.G21]" office:value-type="float" office:value="0.5238" calcext:value-type="float">
            <text:p>0.5238</text:p>
          </table:table-cell>
          <table:table-cell table:formula="of:=[.$C$7]/[.H21]" office:value-type="float" office:value="0.65475" calcext:value-type="float">
            <text:p>0.65475</text:p>
          </table:table-cell>
          <table:table-cell table:formula="of:=[.$C$7]/[.I21]" office:value-type="float" office:value="0.65475" calcext:value-type="float">
            <text:p>0.65475</text:p>
          </table:table-cell>
          <table:table-cell table:formula="of:=[.$C$7]/[.J21]" office:value-type="float" office:value="0.65475" calcext:value-type="float">
            <text:p>0.65475</text:p>
          </table:table-cell>
          <table:table-cell table:formula="of:=[.$C$7]/[.K21]" office:value-type="float" office:value="0.873" calcext:value-type="float">
            <text:p>0.873</text:p>
          </table:table-cell>
          <table:table-cell table:formula="of:=[.$C$7]/[.L21]" office:value-type="float" office:value="0.873" calcext:value-type="float">
            <text:p>0.873</text:p>
          </table:table-cell>
          <table:table-cell table:formula="of:=[.$C$7]/[.M21]" office:value-type="float" office:value="0.873" calcext:value-type="float">
            <text:p>0.873</text:p>
          </table:table-cell>
          <table:table-cell table:formula="of:=[.$C$7]/[.N21]" office:value-type="float" office:value="0.962867647058823" calcext:value-type="float">
            <text:p>0.9628676471</text:p>
          </table:table-cell>
          <table:table-cell table:style-name="Default"/>
          <table:table-cell table:style-name="ce11" office:value-type="string" calcext:value-type="string">
            <text:p>suggest less than 0.75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blockage ratio</text:p>
          </table:table-cell>
          <table:table-cell table:formula="of:=(3.14*[.$C$2]^2)/([.E$12]*[.E$13])" office:value-type="float" office:value="0.198703125" calcext:value-type="float">
            <text:p>0.198703125</text:p>
          </table:table-cell>
          <table:table-cell table:formula="of:=(3.14*[.$C$2]^2)/([.F$12]*[.F$13])" office:value-type="float" office:value="0.198703125" calcext:value-type="float">
            <text:p>0.198703125</text:p>
          </table:table-cell>
          <table:table-cell table:formula="of:=(3.14*[.$C$2]^2)/([.G$12]*[.G$13])" office:value-type="float" office:value="0.198703125" calcext:value-type="float">
            <text:p>0.198703125</text:p>
          </table:table-cell>
          <table:table-cell table:formula="of:=(3.14*[.$C$2]^2)/([.H$12]*[.H$13])" office:value-type="float" office:value="0.198703125" calcext:value-type="float">
            <text:p>0.198703125</text:p>
          </table:table-cell>
          <table:table-cell table:formula="of:=(3.14*[.$C$2]^2)/([.I$12]*[.I$13])" office:value-type="float" office:value="0.198703125" calcext:value-type="float">
            <text:p>0.198703125</text:p>
          </table:table-cell>
          <table:table-cell table:formula="of:=(3.14*[.$C$2]^2)/([.J$12]*[.J$13])" office:value-type="float" office:value="0.198703125" calcext:value-type="float">
            <text:p>0.198703125</text:p>
          </table:table-cell>
          <table:table-cell table:formula="of:=(3.14*[.$C$2]^2)/([.K$12]*[.K$13])" office:value-type="float" office:value="0.198703125" calcext:value-type="float">
            <text:p>0.198703125</text:p>
          </table:table-cell>
          <table:table-cell table:formula="of:=(3.14*[.$C$2]^2)/([.L$12]*[.L$13])" office:value-type="float" office:value="0.198703125" calcext:value-type="float">
            <text:p>0.198703125</text:p>
          </table:table-cell>
          <table:table-cell table:formula="of:=(3.14*[.$C$2]^2)/([.M$12]*[.M$13])" office:value-type="float" office:value="0.198703125" calcext:value-type="float">
            <text:p>0.198703125</text:p>
          </table:table-cell>
          <table:table-cell table:formula="of:=(3.14*[.$C$2]^2)/([.N$12]*[.N$13])" office:value-type="float" office:value="0.198703125" calcext:value-type="float">
            <text:p>0.198703125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epsilon / min_dx</text:p>
          </table:table-cell>
          <table:table-cell table:formula="of:=[.E26]/[.E21]" office:value-type="float" office:value="2" calcext:value-type="float">
            <text:p>2</text:p>
          </table:table-cell>
          <table:table-cell table:formula="of:=[.F26]/[.F21]" office:value-type="float" office:value="2.25" calcext:value-type="float">
            <text:p>2.25</text:p>
          </table:table-cell>
          <table:table-cell table:formula="of:=[.G26]/[.G21]" office:value-type="float" office:value="2.5" calcext:value-type="float">
            <text:p>2.5</text:p>
          </table:table-cell>
          <table:table-cell table:formula="of:=[.H26]/[.H21]" office:value-type="float" office:value="2" calcext:value-type="float">
            <text:p>2</text:p>
          </table:table-cell>
          <table:table-cell table:formula="of:=[.I26]/[.I21]" office:value-type="float" office:value="2.25" calcext:value-type="float">
            <text:p>2.25</text:p>
          </table:table-cell>
          <table:table-cell table:formula="of:=[.J26]/[.J21]" office:value-type="float" office:value="2.5" calcext:value-type="float">
            <text:p>2.5</text:p>
          </table:table-cell>
          <table:table-cell table:formula="of:=[.K26]/[.K21]" office:value-type="float" office:value="2" calcext:value-type="float">
            <text:p>2</text:p>
          </table:table-cell>
          <table:table-cell table:formula="of:=[.L26]/[.L21]" office:value-type="float" office:value="2.25" calcext:value-type="float">
            <text:p>2.25</text:p>
          </table:table-cell>
          <table:table-cell table:formula="of:=[.M26]/[.M21]" office:value-type="float" office:value="2.5" calcext:value-type="float">
            <text:p>2.5</text:p>
          </table:table-cell>
          <table:table-cell table:formula="of:=[.N26]/[.N21]" office:value-type="float" office:value="2" calcext:value-type="float">
            <text:p>2</text:p>
          </table:table-cell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3" office:value-type="string" calcext:value-type="string">
            <text:p>min_dx / tip_chord</text:p>
          </table:table-cell>
          <table:table-cell table:formula="of:=[.E21]/[.$C$3]" office:value-type="float" office:value="1.04166666666667" calcext:value-type="float">
            <text:p>1.0416666667</text:p>
          </table:table-cell>
          <table:table-cell table:formula="of:=[.F21]/[.$C$3]" office:value-type="float" office:value="1.04166666666667" calcext:value-type="float">
            <text:p>1.0416666667</text:p>
          </table:table-cell>
          <table:table-cell table:formula="of:=[.G21]/[.$C$3]" office:value-type="float" office:value="1.04166666666667" calcext:value-type="float">
            <text:p>1.0416666667</text:p>
          </table:table-cell>
          <table:table-cell table:formula="of:=[.H21]/[.$C$3]" office:value-type="float" office:value="0.833333333333333" calcext:value-type="float">
            <text:p>0.8333333333</text:p>
          </table:table-cell>
          <table:table-cell table:formula="of:=[.I21]/[.$C$3]" office:value-type="float" office:value="0.833333333333333" calcext:value-type="float">
            <text:p>0.8333333333</text:p>
          </table:table-cell>
          <table:table-cell table:formula="of:=[.J21]/[.$C$3]" office:value-type="float" office:value="0.833333333333333" calcext:value-type="float">
            <text:p>0.8333333333</text:p>
          </table:table-cell>
          <table:table-cell table:formula="of:=[.K21]/[.$C$3]" office:value-type="float" office:value="0.625" calcext:value-type="float">
            <text:p>0.625</text:p>
          </table:table-cell>
          <table:table-cell table:formula="of:=[.L21]/[.$C$3]" office:value-type="float" office:value="0.625" calcext:value-type="float">
            <text:p>0.625</text:p>
          </table:table-cell>
          <table:table-cell table:formula="of:=[.M21]/[.$C$3]" office:value-type="float" office:value="0.625" calcext:value-type="float">
            <text:p>0.625</text:p>
          </table:table-cell>
          <table:table-cell table:formula="of:=[.N21]/[.$C$3]" office:value-type="float" office:value="0.566666666666667" calcext:value-type="float">
            <text:p>0.5666666667</text:p>
          </table:table-cell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min_dx</text:p>
          </table:table-cell>
          <table:table-cell office:value-type="string" calcext:value-type="string">
            <text:p>cTip_dx</text:p>
          </table:table-cell>
          <table:table-cell table:style-name="ce19" office:value-type="string" calcext:value-type="string">
            <text:p>epsilon</text:p>
          </table:table-cell>
          <table:table-cell table:style-name="ce19" office:value-type="string" calcext:value-type="string">
            <text:p>dx/ctip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8]/[.L38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39]/[.L39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075" calcext:value-type="float">
            <text:p>0.0075</text:p>
          </table:table-cell>
          <table:table-cell office:value-type="float" office:value="0.625" calcext:value-type="float">
            <text:p>0.625</text:p>
          </table:table-cell>
          <table:table-cell table:style-name="ce19" office:value-type="float" office:value="0.0197" calcext:value-type="float">
            <text:p>0.0197</text:p>
          </table:table-cell>
          <table:table-cell table:style-name="ce19" table:formula="of:=[.J40]/[.L40]" office:value-type="float" office:value="0.380710659898477" calcext:value-type="float">
            <text:p>0.380710659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1]/[.L41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2]/[.L42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8333" calcext:value-type="float">
            <text:p>0.8333</text:p>
          </table:table-cell>
          <table:table-cell table:style-name="ce19" office:value-type="float" office:value="0.0263" calcext:value-type="float">
            <text:p>0.0263</text:p>
          </table:table-cell>
          <table:table-cell table:style-name="ce19" table:formula="of:=[.J43]/[.L43]" office:value-type="float" office:value="0.380228136882129" calcext:value-type="float">
            <text:p>0.3802281369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4]/[.L44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5]/[.L45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>
          <table:table-cell table:number-columns-repeated="9"/>
          <table:table-cell office:value-type="float" office:value="0.0125" calcext:value-type="float">
            <text:p>0.0125</text:p>
          </table:table-cell>
          <table:table-cell office:value-type="float" office:value="1.0417" calcext:value-type="float">
            <text:p>1.0417</text:p>
          </table:table-cell>
          <table:table-cell table:style-name="ce19" office:value-type="float" office:value="0.0329" calcext:value-type="float">
            <text:p>0.0329</text:p>
          </table:table-cell>
          <table:table-cell table:style-name="ce19" table:formula="of:=[.J46]/[.L46]" office:value-type="float" office:value="0.379939209726444" calcext:value-type="float">
            <text:p>0.3799392097</text:p>
          </table:table-cell>
          <table:table-cell table:style-name="ce19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19" table:number-columns-repeated="3"/>
          <table:table-cell table:style-name="ce21"/>
          <table:table-cell table:style-name="ce19" table:number-columns-repeated="3"/>
          <table:table-cell table:number-columns-repeated="100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3">
          <table:table-cell/>
          <table:table-cell office:value-type="string" calcext:value-type="string">
            <text:p>single turbine cas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// diameters relative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to upstream turbine <text:s text:c="5"/>location 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 text:c="4"/>// =======================================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2:14:57.207463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dc:date>2015-10-08T12:17:16.743496246</dc:date>
    <meta:editing-cycles>43</meta:editing-cycles>
    <meta:editing-duration>P2DT1H58M7S</meta:editing-duration>
    <dc:creator>danny </dc:creator>
    <meta:document-statistic meta:table-count="2" meta:cell-count="374" meta:object-count="0"/>
  </office:meta>
</office:document-meta>
</file>